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.683cm"/>
    </style:style>
    <style:style style:name="Table1.C" style:family="table-column">
      <style:table-column-properties style:column-width="8.504cm"/>
    </style:style>
    <style:style style:name="Table1.D" style:family="table-column">
      <style:table-column-properties style:column-width="4.8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P21" style:family="paragraph" style:parent-style-name="Standard" style:list-style-name="L1">
      <style:text-properties fo:color="#000000" loext:opacity="100%" officeooo:rsid="002974a4" officeooo:paragraph-rsid="002974a4"/>
    </style:style>
    <style:style style:name="P22" style:family="paragraph" style:parent-style-name="Standard" style:list-style-name="L1">
      <style:text-properties fo:color="#000000" loext:opacity="100%" officeooo:rsid="002a8707" officeooo:paragraph-rsid="002a8707"/>
    </style:style>
    <style:style style:name="P23" style:family="paragraph" style:parent-style-name="Standard" style:list-style-name="L1">
      <style:text-properties fo:color="#000000" loext:opacity="100%" officeooo:rsid="002c36c3" officeooo:paragraph-rsid="002c36c3"/>
    </style:style>
    <style:style style:name="P24" style:family="paragraph" style:parent-style-name="Standard" style:list-style-name="L1">
      <style:text-properties fo:color="#000000" loext:opacity="100%" officeooo:rsid="002fad36" officeooo:paragraph-rsid="002fad36"/>
    </style:style>
    <style:style style:name="P25" style:family="paragraph" style:parent-style-name="Standard" style:list-style-name="L1">
      <style:text-properties fo:color="#000000" loext:opacity="100%" officeooo:rsid="00316fb5" officeooo:paragraph-rsid="00316fb5"/>
    </style:style>
    <style:style style:name="P26" style:family="paragraph" style:parent-style-name="Standard" style:list-style-name="L1">
      <style:text-properties fo:color="#000000" loext:opacity="100%" officeooo:rsid="00319cd8" officeooo:paragraph-rsid="00319cd8"/>
    </style:style>
    <style:style style:name="P27" style:family="paragraph" style:parent-style-name="Standard" style:list-style-name="L1">
      <style:text-properties fo:color="#000000" loext:opacity="100%" officeooo:rsid="003251dc" officeooo:paragraph-rsid="003251dc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style:style style:name="T4" style:family="text">
      <style:text-properties officeooo:rsid="003036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884762443616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884762445056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1765529040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1">Combining Selectors</text:p>
              </text:list-item>
              <text:list-item>
                <text:p text:style-name="P22">Pseudo Class Selectors</text:p>
              </text:list-item>
              <text:list-item>
                <text:p text:style-name="P23">Style Placement</text:p>
              </text:list-item>
              <text:list-item>
                <text:p text:style-name="P24">Conflict resolution <text:span text:style-name="T4">Part 1</text:span></text:p>
              </text:list-item>
              <text:list-item>
                <text:p text:style-name="P25">Styling Text</text:p>
              </text:list-item>
              <text:list-item>
                <text:p text:style-name="P26">The Box Model</text:p>
              </text:list-item>
              <text:list-item>
                <text:p text:style-name="P27">The background property</text:p>
              </text:list-item>
              <text:list-item>
                <text:p text:style-name="P27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88476244534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7624603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7624608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5212859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847279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847273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8472870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8472738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8472818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8472746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8472841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84727899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8472732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8484728676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5:45:40.483000000</dc:date>
    <meta:editing-duration>PT6H2M34S</meta:editing-duration>
    <meta:editing-cycles>27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31" meta:word-count="138" meta:character-count="804" meta:non-whitespace-character-count="719"/>
  </office:meta>
</office:document-meta>
</file>